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a idea central: <text:span text:style-name="Strong_20_Emphasis">la redundancia en tu modelo de vida‑como‑sistema‑inteligente no es un “extra” ni un lujo; es una condición estructural que permite que el sistema sea continuo, estable y capaz de resolver problemas incluso bajo daño, ruido o incertidumbre.</text:span><text:line-break/>A partir de ahí, podemos desglosarla en capas que luego servirán para el capítulo.</text:p>
      <text:p text:style-name="Horizontal_20_Line"/>
      <text:h text:style-name="Heading_20_2" text:outline-level="2">🧩 Redundancia como principio estructural del sistema inteligente</text:h>
      <text:h text:style-name="Heading_20_3" text:outline-level="3">1. <text:span text:style-name="Strong_20_Emphasis">Redundancia como defensa contra el ruido</text:span></text:h>
      <text:p text:style-name="Text_20_body">La vida opera en un entorno donde <text:span text:style-name="Strong_20_Emphasis">todo es ruido</text:span>: mutaciones, fluctuaciones térmicas, errores de copia, fallos celulares, accidentes, depredación, azar.<text:line-break/>Un sistema inteligente que depende de una única instancia de información o de un único mecanismo colapsaría.</text:p>
      <text:p text:style-name="Text_20_body">La redundancia aparece como:</text:p>
      <text:list xml:id="list3351651699" text:style-name="L1">
        <text:list-item>
          <text:p text:style-name="P2"><text:span text:style-name="Strong_20_Emphasis">Copias múltiples de información</text:span> (ADN diploide, múltiples copias génicas, secuencias repetidas). </text:p>
        </text:list-item>
        <text:list-item>
          <text:p text:style-name="P2"><text:span text:style-name="Strong_20_Emphasis">Mecanismos paralelos de corrección</text:span> (enzimas de reparación, checkpoints, apoptosis). </text:p>
        </text:list-item>
        <text:list-item>
          <text:p text:style-name="P1"><text:span text:style-name="Strong_20_Emphasis">Rutas metabólicas alternativas</text:span> que permiten continuar incluso si una falla. </text:p>
        </text:list-item>
      </text:list>
      <text:p text:style-name="Text_20_body">Esto convierte al sistema en <text:span text:style-name="Strong_20_Emphasis">robusto frente a errores inevitables</text:span>.</text:p>
      <text:p text:style-name="Horizontal_20_Line"/>
      <text:h text:style-name="Heading_20_2" text:outline-level="2">🌱 2. Redundancia como multiplicación de agentes inteligentes</text:h>
      <text:p text:style-name="Text_20_body">En tu modelo, la vida es un sistema inteligente distribuido.<text:line-break/>La redundancia se manifiesta como <text:span text:style-name="Strong_20_Emphasis">multiplicidad de unidades que ejecutan la misma función general</text:span>: sobrevivir, reproducirse, explorar el espacio de posibilidades.</text:p>
      <text:list xml:id="list1039099472" text:style-name="L2">
        <text:list-item>
          <text:p text:style-name="P4">Millones de células realizan funciones similares. </text:p>
        </text:list-item>
        <text:list-item>
          <text:p text:style-name="P4">Millones de organismos exploran variaciones del mismo diseño. </text:p>
        </text:list-item>
        <text:list-item>
          <text:p text:style-name="P3">Millones de generaciones prueban soluciones en paralelo. </text:p>
        </text:list-item>
      </text:list>
      <text:p text:style-name="Text_20_body">Esta redundancia no es desperdicio:<text:line-break/><text:span text:style-name="Strong_20_Emphasis">es la forma más eficiente de explorar un espacio de soluciones inmenso sin depender de un único agente perfecto.</text:span></text:p>
      <text:p text:style-name="Horizontal_20_Line"/>
      <text:h text:style-name="Heading_20_2" text:outline-level="2">🔁 3. Redundancia como continuidad temporal</text:h>
      <text:p text:style-name="Text_20_body">La vida no apuesta por un único intento.<text:line-break/>Apuesta por <text:span text:style-name="Strong_20_Emphasis">ciclos repetidos</text:span>.</text:p>
      <text:p text:style-name="Text_20_body"><text:soft-page-break/>Cada ciclo reproductivo es una copia del sistema que:</text:p>
      <text:list xml:id="list3188344684" text:style-name="L3">
        <text:list-item>
          <text:p text:style-name="P6">preserva la estructura, </text:p>
        </text:list-item>
        <text:list-item>
          <text:p text:style-name="P6">introduce variación, </text:p>
        </text:list-item>
        <text:list-item>
          <text:p text:style-name="P5">y permite que el proceso continúe incluso si una rama falla. </text:p>
        </text:list-item>
      </text:list>
      <text:p text:style-name="Text_20_body">La redundancia temporal garantiza que <text:span text:style-name="Strong_20_Emphasis">la inteligencia del sistema no depende de un instante</text:span>, sino de una secuencia ininterrumpida de iteraciones.</text:p>
      <text:p text:style-name="Horizontal_20_Line"/>
      <text:h text:style-name="Heading_20_2" text:outline-level="2">🌐 4. Redundancia como diversidad funcional</text:h>
      <text:p text:style-name="Text_20_body">La redundancia no es solo “copias idénticas”.<text:line-break/>En sistemas inteligentes avanzados, la redundancia se vuelve <text:span text:style-name="Strong_20_Emphasis">diversidad</text:span>:</text:p>
      <text:list xml:id="list3209049163" text:style-name="L4">
        <text:list-item>
          <text:p text:style-name="P8">Variantes genéticas que cumplen funciones similares pero con matices distintos. </text:p>
        </text:list-item>
        <text:list-item>
          <text:p text:style-name="P8">Órganos duplicados con funciones parcialmente solapadas (riñones, pulmones). </text:p>
        </text:list-item>
        <text:list-item>
          <text:p text:style-name="P7">Especies distintas que ocupan nichos similares en un ecosistema. </text:p>
        </text:list-item>
      </text:list>
      <text:p text:style-name="Text_20_body">Esta diversidad‑redundante permite que el sistema:</text:p>
      <text:list xml:id="list14260172" text:style-name="L5">
        <text:list-item>
          <text:p text:style-name="P10">absorba perturbaciones, </text:p>
        </text:list-item>
        <text:list-item>
          <text:p text:style-name="P10">mantenga funciones críticas, </text:p>
        </text:list-item>
        <text:list-item>
          <text:p text:style-name="P9">y reorganice su estructura sin perder continuidad. </text:p>
        </text:list-item>
      </text:list>
      <text:p text:style-name="Horizontal_20_Line"/>
      <text:h text:style-name="Heading_20_2" text:outline-level="2">🧬 5. Redundancia como memoria distribuida</text:h>
      <text:p text:style-name="Text_20_body">La vida no guarda su “inteligencia” en un único lugar.<text:line-break/>La memoria del sistema está:</text:p>
      <text:list xml:id="list4220270440" text:style-name="L6">
        <text:list-item>
          <text:p text:style-name="P12">en cada genoma, </text:p>
        </text:list-item>
        <text:list-item>
          <text:p text:style-name="P12">en cada organismo, </text:p>
        </text:list-item>
        <text:list-item>
          <text:p text:style-name="P12">en cada población, </text:p>
        </text:list-item>
        <text:list-item>
          <text:p text:style-name="P11">en cada ecosistema. </text:p>
        </text:list-item>
      </text:list>
      <text:p text:style-name="Text_20_body">Esto significa que <text:span text:style-name="Strong_20_Emphasis">ninguna pérdida local destruye la inteligencia global</text:span>.<text:line-break/>La redundancia convierte la memoria en una propiedad del conjunto, no de un individuo.</text:p>
      <text:p text:style-name="Horizontal_20_Line"/>
      <text:h text:style-name="Heading_20_2" text:outline-level="2">🔧 6. Redundancia como capacidad de reparación</text:h>
      <text:p text:style-name="Text_20_body">Un sistema sin redundancia no puede repararse.<text:line-break/>La vida se repara porque:</text:p>
      <text:list xml:id="list3423549893" text:style-name="L7">
        <text:list-item>
          <text:p text:style-name="P14">tiene copias de referencia, </text:p>
        </text:list-item>
        <text:list-item>
          <text:p text:style-name="P14">tiene mecanismos alternativos, </text:p>
        </text:list-item>
        <text:list-item>
          <text:p text:style-name="P14"><text:soft-page-break/>tiene células de reemplazo, </text:p>
        </text:list-item>
        <text:list-item>
          <text:p text:style-name="P13">tiene poblaciones que pueden recolonizar. </text:p>
        </text:list-item>
      </text:list>
      <text:p text:style-name="Text_20_body">La redundancia es lo que permite que el sistema <text:span text:style-name="Strong_20_Emphasis">detecte desviaciones y restaure la forma</text:span>, que es precisamente la definición funcional de inteligencia que vienes desarrollando.</text:p>
      <text:p text:style-name="Horizontal_20_Line"/>
      <text:h text:style-name="Heading_20_2" text:outline-level="2">🧠 7. Redundancia como potencia computacional</text:h>
      <text:p text:style-name="Text_20_body">En tu marco teórico, la vida es un sistema que explora un espacio de soluciones.<text:line-break/>La redundancia multiplica su potencia:</text:p>
      <text:list xml:id="list125684003" text:style-name="L8">
        <text:list-item>
          <text:p text:style-name="P16">más copias → más exploración en paralelo, </text:p>
        </text:list-item>
        <text:list-item>
          <text:p text:style-name="P16">más variación → más caminos posibles, </text:p>
        </text:list-item>
        <text:list-item>
          <text:p text:style-name="P15">más generaciones → más iteraciones del algoritmo. </text:p>
        </text:list-item>
      </text:list>
      <text:p text:style-name="Text_20_body">La redundancia convierte a la vida en un <text:span text:style-name="Strong_20_Emphasis">supercomputador evolutivo masivamente paralelo</text:span>, capaz de resolver problemas que ningún sistema centralizado podría abordar.</text:p>
      <text:p text:style-name="Horizontal_20_Line"/>
      <text:h text:style-name="Heading_20_2" text:outline-level="2">✨ Síntesis para el capítulo</text:h>
      <text:p text:style-name="Text_20_body">La redundancia en el sistema inteligente de la vida cumple <text:span text:style-name="Strong_20_Emphasis">cinco funciones esenciales</text:span>:</text:p>
      <text:list xml:id="list2586937331" text:style-name="L9">
        <text:list-item>
          <text:p text:style-name="P18"><text:span text:style-name="Strong_20_Emphasis">Robustez frente al error</text:span> </text:p>
        </text:list-item>
        <text:list-item>
          <text:p text:style-name="P18"><text:span text:style-name="Strong_20_Emphasis">Exploración paralela del espacio de soluciones</text:span> </text:p>
        </text:list-item>
        <text:list-item>
          <text:p text:style-name="P18"><text:span text:style-name="Strong_20_Emphasis">Continuidad temporal del proceso inteligente</text:span> </text:p>
        </text:list-item>
        <text:list-item>
          <text:p text:style-name="P18"><text:span text:style-name="Strong_20_Emphasis">Diversidad funcional como amortiguador adaptativo</text:span> </text:p>
        </text:list-item>
        <text:list-item>
          <text:p text:style-name="P17"><text:span text:style-name="Strong_20_Emphasis">Memoria distribuida y capacidad de reparación</text:span> </text:p>
        </text:list-item>
      </text:list>
      <text:p text:style-name="Text_20_body">En conjunto, estas funciones muestran que la redundancia no es un coste, sino <text:span text:style-name="Strong_20_Emphasis">la estrategia óptima para maximizar la potencia, estabilidad y continuidad de un sistema inteligente distribuido</text:span>.</text:p>
      <text:p text:style-name="Horizontal_20_Line"/>
      <text:h text:style-name="Heading_20_2" text:outline-level="2">Pregunta para avanzar</text:h>
      <text:p text:style-name="Text_20_body">¿Quieres que ahora estructuremos el capítulo de “Redundancia” siguiendo este esquema, o prefieres que lo adaptemos al estilo narrativo‑místico del libro antes de entrar en la estructura formal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7T14:17:40.237000000</meta:creation-date>
    <dc:date>2026-04-07T14:24:15.263000000</dc:date>
    <meta:editing-duration>PT6M35S</meta:editing-duration>
    <meta:editing-cycles>1</meta:editing-cycles>
    <meta:document-statistic meta:table-count="0" meta:image-count="0" meta:object-count="0" meta:page-count="3" meta:paragraph-count="61" meta:word-count="686" meta:character-count="4611" meta:non-whitespace-character-count="3986"/>
    <meta:generator>LibreOffice/7.3.5.2$Windows_X86_64 LibreOffice_project/184fe81b8c8c30d8b5082578aee2fed2ea847c01</meta:generator>
  </office:meta>
</office:document-meta>
</file>